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Open Sans1" svg:font-family="'Open Sans'"/>
    <style:font-face style:name="OpenSans1" svg:font-family="OpenSans"/>
    <style:font-face style:name="Arial" svg:font-family="Arial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9e2f3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88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9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1.89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bdd6e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9.8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fill-color="#ffbf00" draw:textarea-horizontal-align="left" draw:textarea-vertical-align="top" draw:auto-grow-height="true" draw:auto-grow-width="true" fo:min-height="0.598cm" fo:min-width="6.1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.6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3.2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5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80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3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8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8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6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2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7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19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8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3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0.42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19.37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20.18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98cm" fo:min-width="4.80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5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24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6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0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0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9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5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0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18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0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43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45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8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57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8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9e2f3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bdd6ee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bf00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color="#000000" loext:opacity="100%" style:font-name="Open Sans1" fo:font-size="14.1000003814697pt" fo:font-weight="bold" style:font-size-asian="14.1000003814697pt" style:font-name-complex="Open Sans1" style:font-size-complex="14.1000003814697pt" style:font-weight-complex="bold"/>
    </style:style>
    <style:style style:name="T2" style:family="text">
      <style:text-properties fo:color="#000000" loext:opacity="100%" style:font-name="Open Sans1" fo:font-size="12pt" fo:font-weight="bold" style:font-size-asian="12pt" style:font-name-complex="Open Sans1" style:font-size-complex="12pt" style:font-weight-complex="bold"/>
    </style:style>
    <style:style style:name="T3" style:family="text">
      <style:text-properties fo:color="#000000" loext:opacity="100%" style:font-name="OpenSans1" fo:font-size="12pt" fo:font-weight="bold" style:font-size-asian="12pt" style:font-name-complex="OpenSans1" style:font-size-complex="12pt" style:font-weight-complex="bold"/>
    </style:style>
    <style:style style:name="T4" style:family="text">
      <style:text-properties fo:color="#000000" loext:opacity="100%" style:font-name="Open Sans1" fo:font-size="12pt" style:font-size-asian="12pt" style:font-name-complex="Open Sans1" style:font-size-complex="12pt"/>
    </style:style>
    <style:style style:name="T5" style:family="text">
      <style:text-properties fo:color="#000000" loext:opacity="100%" style:font-name="OpenSans1" fo:font-size="12pt" style:font-size-asian="12pt" style:font-name-complex="OpenSans1" style:font-size-complex="12pt"/>
    </style:style>
    <style:style style:name="T6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7" style:family="text">
      <style:text-properties fo:color="#000000" loext:opacity="100%" style:font-name="Open Sans1" fo:font-size="9pt" style:font-size-asian="9pt" style:font-name-complex="Ope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69cm" svg:height="0.673cm" svg:x="2.019cm" svg:y="1.519cm" svg:viewBox="0 0 1670 674" draw:points="0,674 1670,674 1670,0 0,0">
          <text:p/>
        </draw:polygon>
        <draw:polygon draw:style-name="gr1" draw:text-style-name="P1" draw:layer="layout" svg:width="1.304cm" svg:height="0.673cm" svg:x="2.202cm" svg:y="1.519cm" svg:viewBox="0 0 1305 674" draw:points="0,674 1305,674 1305,0 0,0">
          <text:p/>
        </draw:polygon>
        <draw:frame draw:style-name="gr2" draw:text-style-name="P3" draw:layer="layout" svg:width="0.883cm" svg:height="0.7cm" svg:x="2.549cm" svg:y="1.601cm">
          <draw:text-box>
            <text:p text:style-name="P2"><text:span text:style-name="T1">B2 </text:span></text:p>
          </draw:text-box>
        </draw:frame>
        <draw:polygon draw:style-name="gr1" draw:text-style-name="P1" draw:layer="layout" svg:width="2.193cm" svg:height="0.673cm" svg:x="17.791cm" svg:y="1.519cm" svg:viewBox="0 0 2194 674" draw:points="0,674 2194,674 2194,0 0,0">
          <text:p/>
        </draw:polygon>
        <draw:polygon draw:style-name="gr1" draw:text-style-name="P1" draw:layer="layout" svg:width="1.828cm" svg:height="0.673cm" svg:x="17.974cm" svg:y="1.519cm" svg:viewBox="0 0 1829 674" draw:points="0,674 1829,674 1829,0 0,0">
          <text:p/>
        </draw:polygon>
        <draw:frame draw:style-name="gr3" draw:text-style-name="P3" draw:layer="layout" svg:width="3.931cm" svg:height="0.7cm" svg:x="3.887cm" svg:y="1.601cm">
          <draw:text-box>
            <text:p text:style-name="P2"><text:span text:style-name="T1">Phrasal Verbs </text:span></text:p>
          </draw:text-box>
        </draw:frame>
        <draw:polygon draw:style-name="gr4" draw:text-style-name="P4" draw:layer="layout" svg:width="0.017cm" svg:height="0.017cm" svg:x="1.998cm" svg:y="1.502cm" svg:viewBox="0 0 18 18" draw:points="0,18 18,18 18,0 0,0">
          <text:p/>
        </draw:polygon>
        <draw:polygon draw:style-name="gr4" draw:text-style-name="P4" draw:layer="layout" svg:width="0.017cm" svg:height="0.017cm" svg:x="1.998cm" svg:y="1.502cm" svg:viewBox="0 0 18 18" draw:points="0,18 18,18 18,0 0,0">
          <text:p/>
        </draw:polygon>
        <draw:polygon draw:style-name="gr4" draw:text-style-name="P4" draw:layer="layout" svg:width="1.673cm" svg:height="0.017cm" svg:x="2.015cm" svg:y="1.502cm" svg:viewBox="0 0 1674 18" draw:points="0,18 1674,18 1674,0 0,0">
          <text:p/>
        </draw:polygon>
        <draw:polygon draw:style-name="gr4" draw:text-style-name="P4" draw:layer="layout" svg:width="0.018cm" svg:height="0.017cm" svg:x="3.687cm" svg:y="1.502cm" svg:viewBox="0 0 19 18" draw:points="0,18 19,18 19,0 0,0">
          <text:p/>
        </draw:polygon>
        <draw:polygon draw:style-name="gr4" draw:text-style-name="P4" draw:layer="layout" svg:width="14.07cm" svg:height="0.017cm" svg:x="3.704cm" svg:y="1.502cm" svg:viewBox="0 0 14071 18" draw:points="0,18 14071,18 14071,0 0,0">
          <text:p/>
        </draw:polygon>
        <draw:polygon draw:style-name="gr4" draw:text-style-name="P4" draw:layer="layout" svg:width="0.016cm" svg:height="0.017cm" svg:x="17.775cm" svg:y="1.502cm" svg:viewBox="0 0 17 18" draw:points="0,18 17,18 17,0 0,0">
          <text:p/>
        </draw:polygon>
        <draw:polygon draw:style-name="gr4" draw:text-style-name="P4" draw:layer="layout" svg:width="2.193cm" svg:height="0.017cm" svg:x="17.791cm" svg:y="1.502cm" svg:viewBox="0 0 2194 18" draw:points="0,18 2194,18 2194,0 0,0">
          <text:p/>
        </draw:polygon>
        <draw:polygon draw:style-name="gr4" draw:text-style-name="P4" draw:layer="layout" svg:width="0.017cm" svg:height="0.017cm" svg:x="19.984cm" svg:y="1.502cm" svg:viewBox="0 0 18 18" draw:points="0,18 18,18 18,0 0,0">
          <text:p/>
        </draw:polygon>
        <draw:polygon draw:style-name="gr4" draw:text-style-name="P4" draw:layer="layout" svg:width="0.017cm" svg:height="0.017cm" svg:x="19.984cm" svg:y="1.502cm" svg:viewBox="0 0 18 18" draw:points="0,18 18,18 18,0 0,0">
          <text:p/>
        </draw:polygon>
        <draw:polygon draw:style-name="gr4" draw:text-style-name="P4" draw:layer="layout" svg:width="0.017cm" svg:height="0.673cm" svg:x="1.998cm" svg:y="1.519cm" svg:viewBox="0 0 18 674" draw:points="0,674 18,674 18,0 0,0">
          <text:p/>
        </draw:polygon>
        <draw:polygon draw:style-name="gr4" draw:text-style-name="P4" draw:layer="layout" svg:width="0.017cm" svg:height="0.017cm" svg:x="1.998cm" svg:y="2.192cm" svg:viewBox="0 0 18 18" draw:points="0,18 18,18 18,0 0,0">
          <text:p/>
        </draw:polygon>
        <draw:polygon draw:style-name="gr4" draw:text-style-name="P4" draw:layer="layout" svg:width="0.017cm" svg:height="0.017cm" svg:x="1.998cm" svg:y="2.192cm" svg:viewBox="0 0 18 18" draw:points="0,18 18,18 18,0 0,0">
          <text:p/>
        </draw:polygon>
        <draw:polygon draw:style-name="gr4" draw:text-style-name="P4" draw:layer="layout" svg:width="1.673cm" svg:height="0.017cm" svg:x="2.015cm" svg:y="2.192cm" svg:viewBox="0 0 1674 18" draw:points="0,18 1674,18 1674,0 0,0">
          <text:p/>
        </draw:polygon>
        <draw:polygon draw:style-name="gr4" draw:text-style-name="P4" draw:layer="layout" svg:width="0.018cm" svg:height="0.673cm" svg:x="3.687cm" svg:y="1.519cm" svg:viewBox="0 0 19 674" draw:points="0,674 19,674 19,0 0,0">
          <text:p/>
        </draw:polygon>
        <draw:polygon draw:style-name="gr4" draw:text-style-name="P4" draw:layer="layout" svg:width="0.018cm" svg:height="0.017cm" svg:x="3.687cm" svg:y="2.192cm" svg:viewBox="0 0 19 18" draw:points="0,18 19,18 19,0 0,0">
          <text:p/>
        </draw:polygon>
        <draw:polygon draw:style-name="gr4" draw:text-style-name="P4" draw:layer="layout" svg:width="14.07cm" svg:height="0.017cm" svg:x="3.704cm" svg:y="2.192cm" svg:viewBox="0 0 14071 18" draw:points="0,18 14071,18 14071,0 0,0">
          <text:p/>
        </draw:polygon>
        <draw:polygon draw:style-name="gr4" draw:text-style-name="P4" draw:layer="layout" svg:width="0.016cm" svg:height="0.673cm" svg:x="17.775cm" svg:y="1.519cm" svg:viewBox="0 0 17 674" draw:points="0,674 17,674 17,0 0,0">
          <text:p/>
        </draw:polygon>
        <draw:polygon draw:style-name="gr4" draw:text-style-name="P4" draw:layer="layout" svg:width="0.016cm" svg:height="0.017cm" svg:x="17.775cm" svg:y="2.192cm" svg:viewBox="0 0 17 18" draw:points="0,18 17,18 17,0 0,0">
          <text:p/>
        </draw:polygon>
        <draw:polygon draw:style-name="gr4" draw:text-style-name="P4" draw:layer="layout" svg:width="2.193cm" svg:height="0.017cm" svg:x="17.791cm" svg:y="2.192cm" svg:viewBox="0 0 2194 18" draw:points="0,18 2194,18 2194,0 0,0">
          <text:p/>
        </draw:polygon>
        <draw:polygon draw:style-name="gr4" draw:text-style-name="P4" draw:layer="layout" svg:width="0.017cm" svg:height="0.673cm" svg:x="19.984cm" svg:y="1.519cm" svg:viewBox="0 0 18 674" draw:points="0,674 18,674 18,0 0,0">
          <text:p/>
        </draw:polygon>
        <draw:polygon draw:style-name="gr4" draw:text-style-name="P4" draw:layer="layout" svg:width="0.017cm" svg:height="0.017cm" svg:x="19.984cm" svg:y="2.192cm" svg:viewBox="0 0 18 18" draw:points="0,18 18,18 18,0 0,0">
          <text:p/>
        </draw:polygon>
        <draw:polygon draw:style-name="gr4" draw:text-style-name="P4" draw:layer="layout" svg:width="0.017cm" svg:height="0.017cm" svg:x="19.984cm" svg:y="2.192cm" svg:viewBox="0 0 18 18" draw:points="0,18 18,18 18,0 0,0">
          <text:p/>
        </draw:polygon>
        <draw:frame draw:style-name="gr5" draw:text-style-name="P3" draw:layer="layout" svg:width="1.899cm" svg:height="0.7cm" svg:x="18.148cm" svg:y="1.601cm">
          <draw:text-box>
            <text:p text:style-name="P2"><text:span text:style-name="T1">PV012 </text:span></text:p>
          </draw:text-box>
        </draw:frame>
        <draw:polygon draw:style-name="gr6" draw:text-style-name="P5" draw:layer="layout" svg:width="17.965cm" svg:height="2.595cm" svg:x="2.019cm" svg:y="4.941cm" svg:viewBox="0 0 17966 2596" draw:points="0,2596 17966,2596 17966,0 0,0">
          <text:p/>
        </draw:polygon>
        <draw:polygon draw:style-name="gr6" draw:text-style-name="P5" draw:layer="layout" svg:width="17.6cm" svg:height="0.863cm" svg:x="2.202cm" svg:y="4.941cm" svg:viewBox="0 0 17601 864" draw:points="0,864 17601,864 17601,0 0,0">
          <text:p/>
        </draw:polygon>
        <draw:frame draw:style-name="gr7" draw:text-style-name="P6" draw:layer="layout" svg:width="19.822cm" svg:height="0.598cm" svg:x="1.998cm" svg:y="3.186cm">
          <draw:text-box>
            <text:p text:style-name="P2"><text:span text:style-name="T2">Complete the sentences below, using a phrasal verb from the box in its correct form. </text:span></text:p>
          </draw:text-box>
        </draw:frame>
        <draw:polygon draw:style-name="gr6" draw:text-style-name="P5" draw:layer="layout" svg:width="17.6cm" svg:height="0.864cm" svg:x="2.15cm" svg:y="5.5cm" svg:viewBox="0 0 17601 865" draw:points="0,865 17601,865 17601,0 0,0">
          <text:p/>
        </draw:polygon>
        <draw:frame draw:style-name="gr8" draw:text-style-name="P7" draw:layer="layout" svg:width="6.161cm" svg:height="0.598cm" svg:x="2.448cm" svg:y="5.011cm">
          <draw:text-box>
            <text:p text:style-name="P2"><text:span text:style-name="T2"><text:s text:c="2"/></text:span><text:span text:style-name="T2">- GET THROUGH TO- LET </text:span></text:p>
          </draw:text-box>
        </draw:frame>
        <draw:polygon draw:style-name="gr6" draw:text-style-name="P5" draw:layer="layout" svg:width="17.6cm" svg:height="0.868cm" svg:x="2.202cm" svg:y="6.668cm" svg:viewBox="0 0 17601 869" draw:points="0,869 17601,869 17601,0 0,0">
          <text:p/>
        </draw:polygon>
        <draw:frame draw:style-name="gr9" draw:text-style-name="P6" draw:layer="layout" svg:width="1.64cm" svg:height="0.598cm" svg:x="2.304cm" svg:y="5.874cm">
          <draw:text-box>
            <text:p text:style-name="P2"><text:span text:style-name="T2">IN ON <text:s/></text:span></text:p>
          </draw:text-box>
        </draw:frame>
        <draw:polygon draw:style-name="gr4" draw:text-style-name="P4" draw:layer="layout" svg:width="0.017cm" svg:height="0.017cm" svg:x="1.998cm" svg:y="4.924cm" svg:viewBox="0 0 18 18" draw:points="0,18 18,18 18,0 0,0">
          <text:p/>
        </draw:polygon>
        <draw:polygon draw:style-name="gr4" draw:text-style-name="P4" draw:layer="layout" svg:width="0.017cm" svg:height="0.017cm" svg:x="1.998cm" svg:y="4.924cm" svg:viewBox="0 0 18 18" draw:points="0,18 18,18 18,0 0,0">
          <text:p/>
        </draw:polygon>
        <draw:polygon draw:style-name="gr4" draw:text-style-name="P4" draw:layer="layout" svg:width="17.969cm" svg:height="0.017cm" svg:x="2.015cm" svg:y="4.924cm" svg:viewBox="0 0 17970 18" draw:points="0,18 17970,18 17970,0 0,0">
          <text:p/>
        </draw:polygon>
        <draw:polygon draw:style-name="gr4" draw:text-style-name="P4" draw:layer="layout" svg:width="0.017cm" svg:height="0.017cm" svg:x="19.984cm" svg:y="4.924cm" svg:viewBox="0 0 18 18" draw:points="0,18 18,18 18,0 0,0">
          <text:p/>
        </draw:polygon>
        <draw:polygon draw:style-name="gr4" draw:text-style-name="P4" draw:layer="layout" svg:width="0.017cm" svg:height="0.017cm" svg:x="19.984cm" svg:y="4.924cm" svg:viewBox="0 0 18 18" draw:points="0,18 18,18 18,0 0,0">
          <text:p/>
        </draw:polygon>
        <draw:polygon draw:style-name="gr4" draw:text-style-name="P4" draw:layer="layout" svg:width="0.017cm" svg:height="2.595cm" svg:x="1.998cm" svg:y="4.941cm" svg:viewBox="0 0 18 2596" draw:points="0,2596 18,2596 18,0 0,0">
          <text:p/>
        </draw:polygon>
        <draw:polygon draw:style-name="gr4" draw:text-style-name="P4" draw:layer="layout" svg:width="0.017cm" svg:height="0.016cm" svg:x="1.998cm" svg:y="7.536cm" svg:viewBox="0 0 18 17" draw:points="0,17 18,17 18,0 0,0">
          <text:p/>
        </draw:polygon>
        <draw:polygon draw:style-name="gr4" draw:text-style-name="P4" draw:layer="layout" svg:width="0.017cm" svg:height="0.016cm" svg:x="1.998cm" svg:y="7.536cm" svg:viewBox="0 0 18 17" draw:points="0,17 18,17 18,0 0,0">
          <text:p/>
        </draw:polygon>
        <draw:polygon draw:style-name="gr4" draw:text-style-name="P4" draw:layer="layout" svg:width="17.969cm" svg:height="0.016cm" svg:x="2.015cm" svg:y="7.536cm" svg:viewBox="0 0 17970 17" draw:points="0,17 17970,17 17970,0 0,0">
          <text:p/>
        </draw:polygon>
        <draw:polygon draw:style-name="gr4" draw:text-style-name="P4" draw:layer="layout" svg:width="0.017cm" svg:height="2.595cm" svg:x="19.984cm" svg:y="4.941cm" svg:viewBox="0 0 18 2596" draw:points="0,2596 18,2596 18,0 0,0">
          <text:p/>
        </draw:polygon>
        <draw:polygon draw:style-name="gr4" draw:text-style-name="P4" draw:layer="layout" svg:width="0.017cm" svg:height="0.016cm" svg:x="19.984cm" svg:y="7.536cm" svg:viewBox="0 0 18 17" draw:points="0,17 18,17 18,0 0,0">
          <text:p/>
        </draw:polygon>
        <draw:polygon draw:style-name="gr4" draw:text-style-name="P4" draw:layer="layout" svg:width="0.017cm" svg:height="0.016cm" svg:x="19.984cm" svg:y="7.536cm" svg:viewBox="0 0 18 17" draw:points="0,17 18,17 18,0 0,0">
          <text:p/>
        </draw:polygon>
        <draw:frame draw:style-name="gr10" draw:text-style-name="P6" draw:layer="layout" svg:width="3.237cm" svg:height="0.598cm" svg:x="2.15cm" svg:y="6.902cm">
          <draw:text-box>
            <text:p text:style-name="P2"><text:span text:style-name="T3">–</text:span><text:span text:style-name="T2"> </text:span><text:span text:style-name="T2">WORK OUT <text:s/></text:span></text:p>
          </draw:text-box>
        </draw:frame>
        <draw:frame draw:style-name="gr11" draw:text-style-name="P6" draw:layer="layout" svg:width="0.422cm" svg:height="0.475cm" svg:x="1.985cm" svg:y="9.436cm">
          <draw:text-box>
            <text:p text:style-name="P2"><text:span text:style-name="T4">1.</text:span></text:p>
          </draw:text-box>
        </draw:frame>
        <draw:frame draw:style-name="gr12" draw:text-style-name="P6" draw:layer="layout" svg:width="15.852cm" svg:height="0.475cm" svg:x="2.617cm" svg:y="9.436cm">
          <draw:text-box>
            <text:p text:style-name="P2"><text:span text:style-name="T4">The burglars ___________broke into__________ the house and stole all the jewels.</text:span></text:p>
          </draw:text-box>
        </draw:frame>
        <draw:frame draw:style-name="gr11" draw:text-style-name="P6" draw:layer="layout" svg:width="0.422cm" svg:height="0.475cm" svg:x="1.985cm" svg:y="10.244cm">
          <draw:text-box>
            <text:p text:style-name="P2"><text:span text:style-name="T4">2.</text:span></text:p>
          </draw:text-box>
        </draw:frame>
        <draw:frame draw:style-name="gr13" draw:text-style-name="P6" draw:layer="layout" svg:width="17.058cm" svg:height="0.475cm" svg:x="2.617cm" svg:y="10.244cm">
          <draw:text-box>
            <text:p text:style-name="P2"><text:span text:style-name="T4">There must be something wrong with your mobile phone. I can't __get through________ to</text:span></text:p>
          </draw:text-box>
        </draw:frame>
        <draw:frame draw:style-name="gr14" draw:text-style-name="P6" draw:layer="layout" svg:width="0.806cm" svg:height="0.475cm" svg:x="2.617cm" svg:y="11.049cm">
          <draw:text-box>
            <text:p text:style-name="P2"><text:span text:style-name="T4">you.</text:span></text:p>
          </draw:text-box>
        </draw:frame>
        <draw:frame draw:style-name="gr11" draw:text-style-name="P6" draw:layer="layout" svg:width="0.422cm" svg:height="0.475cm" svg:x="1.985cm" svg:y="11.857cm">
          <draw:text-box>
            <text:p text:style-name="P2"><text:span text:style-name="T4">3.</text:span></text:p>
          </draw:text-box>
        </draw:frame>
        <draw:frame draw:style-name="gr15" draw:text-style-name="P6" draw:layer="layout" svg:width="17.092cm" svg:height="0.475cm" svg:x="2.617cm" svg:y="11.857cm">
          <draw:text-box>
            <text:p text:style-name="P2"><text:span text:style-name="T4">I ___ran into_______ an old acquaintance of mine at the airport. I hadn't seen her in years.</text:span></text:p>
          </draw:text-box>
        </draw:frame>
        <draw:frame draw:style-name="gr11" draw:text-style-name="P6" draw:layer="layout" svg:width="0.422cm" svg:height="0.475cm" svg:x="1.985cm" svg:y="12.666cm">
          <draw:text-box>
            <text:p text:style-name="P2"><text:span text:style-name="T4">4.</text:span></text:p>
          </draw:text-box>
        </draw:frame>
        <draw:frame draw:style-name="gr16" draw:text-style-name="P6" draw:layer="layout" svg:width="16.931cm" svg:height="0.475cm" svg:x="2.617cm" svg:y="12.666cm">
          <draw:text-box>
            <text:p text:style-name="P2"><text:span text:style-name="T4">I told her to __slow down_____________, otherwise she would crash into the car up front.</text:span></text:p>
          </draw:text-box>
        </draw:frame>
        <draw:frame draw:style-name="gr11" draw:text-style-name="P6" draw:layer="layout" svg:width="0.422cm" svg:height="0.475cm" svg:x="1.985cm" svg:y="13.47cm">
          <draw:text-box>
            <text:p text:style-name="P2"><text:span text:style-name="T4">5.</text:span></text:p>
          </draw:text-box>
        </draw:frame>
        <draw:frame draw:style-name="gr17" draw:text-style-name="P6" draw:layer="layout" svg:width="17.185cm" svg:height="0.475cm" svg:x="2.617cm" svg:y="13.47cm">
          <draw:text-box>
            <text:p text:style-name="P2"><text:span text:style-name="T4">What do the letters WHO _stand for________________? </text:span><text:span text:style-name="T5">–</text:span><text:span text:style-name="T4"> The World Health Organisation.</text:span></text:p>
          </draw:text-box>
        </draw:frame>
        <draw:frame draw:style-name="gr11" draw:text-style-name="P6" draw:layer="layout" svg:width="0.422cm" svg:height="0.475cm" svg:x="1.985cm" svg:y="14.279cm">
          <draw:text-box>
            <text:p text:style-name="P2"><text:span text:style-name="T4">6.</text:span></text:p>
          </draw:text-box>
        </draw:frame>
        <draw:frame draw:style-name="gr18" draw:text-style-name="P6" draw:layer="layout" svg:width="15.805cm" svg:height="0.475cm" svg:x="2.617cm" svg:y="14.279cm">
          <draw:text-box>
            <text:p text:style-name="P2"><text:span text:style-name="T4">We usually ___eat out________________ at our favourite restaurant once a month.</text:span></text:p>
          </draw:text-box>
        </draw:frame>
        <draw:frame draw:style-name="gr11" draw:text-style-name="P6" draw:layer="layout" svg:width="0.422cm" svg:height="0.475cm" svg:x="1.985cm" svg:y="15.088cm">
          <draw:text-box>
            <text:p text:style-name="P2"><text:span text:style-name="T4">7.</text:span></text:p>
          </draw:text-box>
        </draw:frame>
        <draw:frame draw:style-name="gr19" draw:text-style-name="P6" draw:layer="layout" svg:width="16.41cm" svg:height="0.475cm" svg:x="2.617cm" svg:y="15.088cm">
          <draw:text-box>
            <text:p text:style-name="P2"><text:span text:style-name="T4">Please ____cross out________________ the names you don't want to have on the list.</text:span></text:p>
          </draw:text-box>
        </draw:frame>
        <draw:frame draw:style-name="gr11" draw:text-style-name="P6" draw:layer="layout" svg:width="0.422cm" svg:height="0.475cm" svg:x="1.985cm" svg:y="15.892cm">
          <draw:text-box>
            <text:p text:style-name="P2"><text:span text:style-name="T4">8.</text:span></text:p>
          </draw:text-box>
        </draw:frame>
        <draw:frame draw:style-name="gr20" draw:text-style-name="P6" draw:layer="layout" svg:width="16.863cm" svg:height="0.475cm" svg:x="2.617cm" svg:y="15.892cm">
          <draw:text-box>
            <text:p text:style-name="P2"><text:span text:style-name="T4">My teacher told me to stop being so childish and start __growing up_________________.</text:span></text:p>
          </draw:text-box>
        </draw:frame>
        <draw:frame draw:style-name="gr11" draw:text-style-name="P6" draw:layer="layout" svg:width="0.422cm" svg:height="0.475cm" svg:x="1.985cm" svg:y="16.701cm">
          <draw:text-box>
            <text:p text:style-name="P2"><text:span text:style-name="T4">9.</text:span></text:p>
          </draw:text-box>
        </draw:frame>
        <draw:frame draw:style-name="gr21" draw:text-style-name="P6" draw:layer="layout" svg:width="16.728cm" svg:height="0.475cm" svg:x="2.617cm" svg:y="16.701cm">
          <draw:text-box>
            <text:p text:style-name="P2"><text:span text:style-name="T4">The pilot was able to __make up for_________________ the delay caused at the airport.</text:span></text:p>
          </draw:text-box>
        </draw:frame>
        <draw:frame draw:style-name="gr22" draw:text-style-name="P6" draw:layer="layout" svg:width="16.128cm" svg:height="0.475cm" svg:x="1.985cm" svg:y="17.509cm">
          <draw:text-box>
            <text:p text:style-name="P2"><text:span text:style-name="T4">10.</text:span><text:span text:style-name="T6"> </text:span><text:span text:style-name="T4">Jack ____takes after______________ his father. He even walks in the same way.</text:span></text:p>
          </draw:text-box>
        </draw:frame>
        <draw:frame draw:style-name="gr23" draw:text-style-name="P6" draw:layer="layout" svg:width="17.766cm" svg:height="0.475cm" svg:x="1.985cm" svg:y="18.314cm">
          <draw:text-box>
            <text:p text:style-name="P2"><text:span text:style-name="T4">11.</text:span><text:span text:style-name="T6"> </text:span><text:span text:style-name="T4">My boss told me to _______keep up____ the good work. I was one of the best employees.</text:span></text:p>
          </draw:text-box>
        </draw:frame>
        <draw:frame draw:style-name="gr24" draw:text-style-name="P6" draw:layer="layout" svg:width="17.605cm" svg:height="0.475cm" svg:x="1.985cm" svg:y="19.122cm">
          <draw:text-box>
            <text:p text:style-name="P2"><text:span text:style-name="T4">12.</text:span><text:span text:style-name="T6"> </text:span><text:span text:style-name="T4">I cannot <text:s/>__put up with__________ your bad behaviour anymore. I'm calling your parents.</text:span></text:p>
          </draw:text-box>
        </draw:frame>
        <draw:frame draw:style-name="gr25" draw:text-style-name="P6" draw:layer="layout" svg:width="15.192cm" svg:height="0.475cm" svg:x="1.985cm" svg:y="19.932cm">
          <draw:text-box>
            <text:p text:style-name="P2"><text:span text:style-name="T4">13.</text:span><text:span text:style-name="T6"> </text:span><text:span text:style-name="T4">I hope everything ___work out__________________ for you in your new job.</text:span></text:p>
          </draw:text-box>
        </draw:frame>
        <draw:frame draw:style-name="gr26" draw:text-style-name="P6" draw:layer="layout" svg:width="17.825cm" svg:height="0.475cm" svg:x="1.985cm" svg:y="20.736cm">
          <draw:text-box>
            <text:p text:style-name="P2"><text:span text:style-name="T4">14.</text:span><text:span text:style-name="T6"> </text:span><text:span text:style-name="T4">I _____turned down________ the manager's offer of a 10 percent raise. I demanded more.</text:span></text:p>
          </draw:text-box>
        </draw:frame>
        <draw:frame draw:style-name="gr27" draw:text-style-name="P6" draw:layer="layout" svg:width="18.74cm" svg:height="0.475cm" svg:x="1.985cm" svg:y="21.545cm">
          <draw:text-box>
            <text:p text:style-name="P2"><text:span text:style-name="T4">15.</text:span><text:span text:style-name="T6"> </text:span><text:span text:style-name="T4">We had to ______send for______________ the doctor because his condition was deteriorating.</text:span></text:p>
          </draw:text-box>
        </draw:frame>
        <draw:frame draw:style-name="gr28" draw:text-style-name="P6" draw:layer="layout" svg:width="17.935cm" svg:height="0.475cm" svg:x="1.985cm" svg:y="22.349cm">
          <draw:text-box>
            <text:p text:style-name="P2"><text:span text:style-name="T4">16.</text:span><text:span text:style-name="T6"> </text:span><text:span text:style-name="T4">I'll ______send___ you _____for__________ a secret. </text:span><text:span text:style-name="T5">–</text:span><text:span text:style-name="T4"> I am getting married next summer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.669cm" svg:height="0.673cm" svg:x="2.019cm" svg:y="1.519cm" svg:viewBox="0 0 1670 674" draw:points="0,674 1670,674 1670,0 0,0">
          <text:p/>
        </draw:polygon>
        <draw:polygon draw:style-name="gr1" draw:text-style-name="P1" draw:layer="layout" svg:width="1.304cm" svg:height="0.673cm" svg:x="2.202cm" svg:y="1.519cm" svg:viewBox="0 0 1305 674" draw:points="0,674 1305,674 1305,0 0,0">
          <text:p/>
        </draw:polygon>
        <draw:frame draw:style-name="gr29" draw:text-style-name="P8" draw:layer="layout" svg:width="3.465cm" svg:height="0.357cm" svg:x="16.475cm" svg:y="28.072cm">
          <draw:text-box>
            <text:p text:style-name="P2"><text:span text:style-name="T7">www.english-practice.at </text:span></text:p>
          </draw:text-box>
        </draw:frame>
        <draw:frame draw:style-name="gr2" draw:text-style-name="P3" draw:layer="layout" svg:width="0.883cm" svg:height="0.7cm" svg:x="2.549cm" svg:y="1.601cm">
          <draw:text-box>
            <text:p text:style-name="P2"><text:span text:style-name="T1">B2 </text:span></text:p>
          </draw:text-box>
        </draw:frame>
        <draw:polygon draw:style-name="gr1" draw:text-style-name="P1" draw:layer="layout" svg:width="2.193cm" svg:height="0.673cm" svg:x="17.791cm" svg:y="1.519cm" svg:viewBox="0 0 2194 674" draw:points="0,674 2194,674 2194,0 0,0">
          <text:p/>
        </draw:polygon>
        <draw:polygon draw:style-name="gr1" draw:text-style-name="P1" draw:layer="layout" svg:width="1.828cm" svg:height="0.673cm" svg:x="17.974cm" svg:y="1.519cm" svg:viewBox="0 0 1829 674" draw:points="0,674 1829,674 1829,0 0,0">
          <text:p/>
        </draw:polygon>
        <draw:frame draw:style-name="gr3" draw:text-style-name="P3" draw:layer="layout" svg:width="3.931cm" svg:height="0.7cm" svg:x="3.887cm" svg:y="1.601cm">
          <draw:text-box>
            <text:p text:style-name="P2"><text:span text:style-name="T1">Phrasal Verbs </text:span></text:p>
          </draw:text-box>
        </draw:frame>
        <draw:polygon draw:style-name="gr4" draw:text-style-name="P4" draw:layer="layout" svg:width="0.017cm" svg:height="0.017cm" svg:x="1.998cm" svg:y="1.502cm" svg:viewBox="0 0 18 18" draw:points="0,18 18,18 18,0 0,0">
          <text:p/>
        </draw:polygon>
        <draw:polygon draw:style-name="gr4" draw:text-style-name="P4" draw:layer="layout" svg:width="0.017cm" svg:height="0.017cm" svg:x="1.998cm" svg:y="1.502cm" svg:viewBox="0 0 18 18" draw:points="0,18 18,18 18,0 0,0">
          <text:p/>
        </draw:polygon>
        <draw:polygon draw:style-name="gr4" draw:text-style-name="P4" draw:layer="layout" svg:width="1.673cm" svg:height="0.017cm" svg:x="2.015cm" svg:y="1.502cm" svg:viewBox="0 0 1674 18" draw:points="0,18 1674,18 1674,0 0,0">
          <text:p/>
        </draw:polygon>
        <draw:polygon draw:style-name="gr4" draw:text-style-name="P4" draw:layer="layout" svg:width="0.018cm" svg:height="0.017cm" svg:x="3.687cm" svg:y="1.502cm" svg:viewBox="0 0 19 18" draw:points="0,18 19,18 19,0 0,0">
          <text:p/>
        </draw:polygon>
        <draw:polygon draw:style-name="gr4" draw:text-style-name="P4" draw:layer="layout" svg:width="14.07cm" svg:height="0.017cm" svg:x="3.704cm" svg:y="1.502cm" svg:viewBox="0 0 14071 18" draw:points="0,18 14071,18 14071,0 0,0">
          <text:p/>
        </draw:polygon>
        <draw:polygon draw:style-name="gr4" draw:text-style-name="P4" draw:layer="layout" svg:width="0.016cm" svg:height="0.017cm" svg:x="17.775cm" svg:y="1.502cm" svg:viewBox="0 0 17 18" draw:points="0,18 17,18 17,0 0,0">
          <text:p/>
        </draw:polygon>
        <draw:polygon draw:style-name="gr4" draw:text-style-name="P4" draw:layer="layout" svg:width="2.193cm" svg:height="0.017cm" svg:x="17.791cm" svg:y="1.502cm" svg:viewBox="0 0 2194 18" draw:points="0,18 2194,18 2194,0 0,0">
          <text:p/>
        </draw:polygon>
        <draw:polygon draw:style-name="gr4" draw:text-style-name="P4" draw:layer="layout" svg:width="0.017cm" svg:height="0.017cm" svg:x="19.984cm" svg:y="1.502cm" svg:viewBox="0 0 18 18" draw:points="0,18 18,18 18,0 0,0">
          <text:p/>
        </draw:polygon>
        <draw:polygon draw:style-name="gr4" draw:text-style-name="P4" draw:layer="layout" svg:width="0.017cm" svg:height="0.017cm" svg:x="19.984cm" svg:y="1.502cm" svg:viewBox="0 0 18 18" draw:points="0,18 18,18 18,0 0,0">
          <text:p/>
        </draw:polygon>
        <draw:polygon draw:style-name="gr4" draw:text-style-name="P4" draw:layer="layout" svg:width="0.017cm" svg:height="0.673cm" svg:x="1.998cm" svg:y="1.519cm" svg:viewBox="0 0 18 674" draw:points="0,674 18,674 18,0 0,0">
          <text:p/>
        </draw:polygon>
        <draw:polygon draw:style-name="gr4" draw:text-style-name="P4" draw:layer="layout" svg:width="0.017cm" svg:height="0.017cm" svg:x="1.998cm" svg:y="2.192cm" svg:viewBox="0 0 18 18" draw:points="0,18 18,18 18,0 0,0">
          <text:p/>
        </draw:polygon>
        <draw:polygon draw:style-name="gr4" draw:text-style-name="P4" draw:layer="layout" svg:width="0.017cm" svg:height="0.017cm" svg:x="1.998cm" svg:y="2.192cm" svg:viewBox="0 0 18 18" draw:points="0,18 18,18 18,0 0,0">
          <text:p/>
        </draw:polygon>
        <draw:polygon draw:style-name="gr4" draw:text-style-name="P4" draw:layer="layout" svg:width="1.673cm" svg:height="0.017cm" svg:x="2.015cm" svg:y="2.192cm" svg:viewBox="0 0 1674 18" draw:points="0,18 1674,18 1674,0 0,0">
          <text:p/>
        </draw:polygon>
        <draw:polygon draw:style-name="gr4" draw:text-style-name="P4" draw:layer="layout" svg:width="0.018cm" svg:height="0.673cm" svg:x="3.687cm" svg:y="1.519cm" svg:viewBox="0 0 19 674" draw:points="0,674 19,674 19,0 0,0">
          <text:p/>
        </draw:polygon>
        <draw:polygon draw:style-name="gr4" draw:text-style-name="P4" draw:layer="layout" svg:width="0.018cm" svg:height="0.017cm" svg:x="3.687cm" svg:y="2.192cm" svg:viewBox="0 0 19 18" draw:points="0,18 19,18 19,0 0,0">
          <text:p/>
        </draw:polygon>
        <draw:polygon draw:style-name="gr4" draw:text-style-name="P4" draw:layer="layout" svg:width="14.07cm" svg:height="0.017cm" svg:x="3.704cm" svg:y="2.192cm" svg:viewBox="0 0 14071 18" draw:points="0,18 14071,18 14071,0 0,0">
          <text:p/>
        </draw:polygon>
        <draw:polygon draw:style-name="gr4" draw:text-style-name="P4" draw:layer="layout" svg:width="0.016cm" svg:height="0.673cm" svg:x="17.775cm" svg:y="1.519cm" svg:viewBox="0 0 17 674" draw:points="0,674 17,674 17,0 0,0">
          <text:p/>
        </draw:polygon>
        <draw:polygon draw:style-name="gr4" draw:text-style-name="P4" draw:layer="layout" svg:width="0.016cm" svg:height="0.017cm" svg:x="17.775cm" svg:y="2.192cm" svg:viewBox="0 0 17 18" draw:points="0,18 17,18 17,0 0,0">
          <text:p/>
        </draw:polygon>
        <draw:polygon draw:style-name="gr4" draw:text-style-name="P4" draw:layer="layout" svg:width="2.193cm" svg:height="0.017cm" svg:x="17.791cm" svg:y="2.192cm" svg:viewBox="0 0 2194 18" draw:points="0,18 2194,18 2194,0 0,0">
          <text:p/>
        </draw:polygon>
        <draw:polygon draw:style-name="gr4" draw:text-style-name="P4" draw:layer="layout" svg:width="0.017cm" svg:height="0.673cm" svg:x="19.984cm" svg:y="1.519cm" svg:viewBox="0 0 18 674" draw:points="0,674 18,674 18,0 0,0">
          <text:p/>
        </draw:polygon>
        <draw:polygon draw:style-name="gr4" draw:text-style-name="P4" draw:layer="layout" svg:width="0.017cm" svg:height="0.017cm" svg:x="19.984cm" svg:y="2.192cm" svg:viewBox="0 0 18 18" draw:points="0,18 18,18 18,0 0,0">
          <text:p/>
        </draw:polygon>
        <draw:polygon draw:style-name="gr4" draw:text-style-name="P4" draw:layer="layout" svg:width="0.017cm" svg:height="0.017cm" svg:x="19.984cm" svg:y="2.192cm" svg:viewBox="0 0 18 18" draw:points="0,18 18,18 18,0 0,0">
          <text:p/>
        </draw:polygon>
        <draw:frame draw:style-name="gr5" draw:text-style-name="P3" draw:layer="layout" svg:width="1.899cm" svg:height="0.7cm" svg:x="18.148cm" svg:y="1.601cm">
          <draw:text-box>
            <text:p text:style-name="P2"><text:span text:style-name="T1">PV011 </text:span></text:p>
          </draw:text-box>
        </draw:frame>
        <draw:frame draw:style-name="gr11" draw:text-style-name="P6" draw:layer="layout" svg:width="0.422cm" svg:height="0.475cm" svg:x="1.998cm" svg:y="2.285cm">
          <draw:text-box>
            <text:p text:style-name="P2"><text:span text:style-name="T4"><text:s/></text:span></text:p>
          </draw:text-box>
        </draw:frame>
        <draw:frame draw:style-name="gr7" draw:text-style-name="P6" draw:layer="layout" svg:width="19.822cm" svg:height="0.598cm" svg:x="1.998cm" svg:y="3.186cm">
          <draw:text-box>
            <text:p text:style-name="P2"><text:span text:style-name="T2">Complete the sentences below, using a phrasal verb from the box in its correct form. </text:span></text:p>
          </draw:text-box>
        </draw:frame>
        <draw:polygon draw:style-name="gr6" draw:text-style-name="P5" draw:layer="layout" svg:width="17.965cm" svg:height="2.595cm" svg:x="2.019cm" svg:y="4.941cm" svg:viewBox="0 0 17966 2596" draw:points="0,2596 17966,2596 17966,0 0,0">
          <text:p/>
        </draw:polygon>
        <draw:polygon draw:style-name="gr6" draw:text-style-name="P5" draw:layer="layout" svg:width="17.6cm" svg:height="0.863cm" svg:x="2.202cm" svg:y="4.941cm" svg:viewBox="0 0 17601 864" draw:points="0,864 17601,864 17601,0 0,0">
          <text:p/>
        </draw:polygon>
        <draw:frame draw:style-name="gr30" draw:text-style-name="P6" draw:layer="layout" svg:width="0.422cm" svg:height="0.598cm" svg:x="1.998cm" svg:y="4.092cm">
          <draw:text-box>
            <text:p text:style-name="P2"><text:span text:style-name="T2"><text:s/></text:span></text:p>
          </draw:text-box>
        </draw:frame>
        <draw:polygon draw:style-name="gr6" draw:text-style-name="P5" draw:layer="layout" svg:width="17.6cm" svg:height="0.864cm" svg:x="2.202cm" svg:y="5.804cm" svg:viewBox="0 0 17601 865" draw:points="0,865 17601,865 17601,0 0,0">
          <text:p/>
        </draw:polygon>
        <draw:frame draw:style-name="gr31" draw:text-style-name="P6" draw:layer="layout" svg:width="19.376cm" svg:height="0.598cm" svg:x="2.621cm" svg:y="5.011cm">
          <draw:text-box>
            <text:p text:style-name="P2"><text:span text:style-name="T2">BREAK OFF </text:span><text:span text:style-name="T3">–</text:span><text:span text:style-name="T2"> BRING IN </text:span><text:span text:style-name="T3">–</text:span><text:span text:style-name="T2"> BURST IN </text:span><text:span text:style-name="T3">–</text:span><text:span text:style-name="T2"> CALL FOR - COME OUT </text:span><text:span text:style-name="T3">–</text:span><text:span text:style-name="T2"> DROP OFF </text:span><text:span text:style-name="T3">–</text:span><text:span text:style-name="T2"> FILL IN - </text:span></text:p>
          </draw:text-box>
        </draw:frame>
        <draw:polygon draw:style-name="gr6" draw:text-style-name="P5" draw:layer="layout" svg:width="17.6cm" svg:height="0.868cm" svg:x="2.202cm" svg:y="6.668cm" svg:viewBox="0 0 17601 869" draw:points="0,869 17601,869 17601,0 0,0">
          <text:p/>
        </draw:polygon>
        <draw:frame draw:style-name="gr32" draw:text-style-name="P6" draw:layer="layout" svg:width="20.184cm" svg:height="0.598cm" svg:x="2.24cm" svg:y="5.874cm">
          <draw:text-box>
            <text:p text:style-name="P2"><text:span text:style-name="T2">GET UP TO </text:span><text:span text:style-name="T3">–</text:span><text:span text:style-name="T2"> GIVE UP </text:span><text:span text:style-name="T3">–</text:span><text:span text:style-name="T2"> GO WITH </text:span><text:span text:style-name="T3">–</text:span><text:span text:style-name="T2"> HANG ON </text:span><text:span text:style-name="T3">–</text:span><text:span text:style-name="T2"> KEEP BACK </text:span><text:span text:style-name="T3">–</text:span><text:span text:style-name="T2"> LOOK INTO </text:span><text:span text:style-name="T3">–</text:span><text:span text:style-name="T2"> MAKE OUT </text:span><text:span text:style-name="T3">–</text:span><text:span text:style-name="T2"> </text:span></text:p>
          </draw:text-box>
        </draw:frame>
        <draw:polygon draw:style-name="gr4" draw:text-style-name="P4" draw:layer="layout" svg:width="0.017cm" svg:height="0.017cm" svg:x="1.998cm" svg:y="4.924cm" svg:viewBox="0 0 18 18" draw:points="0,18 18,18 18,0 0,0">
          <text:p/>
        </draw:polygon>
        <draw:polygon draw:style-name="gr4" draw:text-style-name="P4" draw:layer="layout" svg:width="0.017cm" svg:height="0.017cm" svg:x="1.998cm" svg:y="4.924cm" svg:viewBox="0 0 18 18" draw:points="0,18 18,18 18,0 0,0">
          <text:p/>
        </draw:polygon>
        <draw:polygon draw:style-name="gr4" draw:text-style-name="P4" draw:layer="layout" svg:width="17.969cm" svg:height="0.017cm" svg:x="2.015cm" svg:y="4.924cm" svg:viewBox="0 0 17970 18" draw:points="0,18 17970,18 17970,0 0,0">
          <text:p/>
        </draw:polygon>
        <draw:polygon draw:style-name="gr4" draw:text-style-name="P4" draw:layer="layout" svg:width="0.017cm" svg:height="0.017cm" svg:x="19.984cm" svg:y="4.924cm" svg:viewBox="0 0 18 18" draw:points="0,18 18,18 18,0 0,0">
          <text:p/>
        </draw:polygon>
        <draw:polygon draw:style-name="gr4" draw:text-style-name="P4" draw:layer="layout" svg:width="0.017cm" svg:height="0.017cm" svg:x="19.984cm" svg:y="4.924cm" svg:viewBox="0 0 18 18" draw:points="0,18 18,18 18,0 0,0">
          <text:p/>
        </draw:polygon>
        <draw:polygon draw:style-name="gr4" draw:text-style-name="P4" draw:layer="layout" svg:width="0.017cm" svg:height="2.595cm" svg:x="1.998cm" svg:y="4.941cm" svg:viewBox="0 0 18 2596" draw:points="0,2596 18,2596 18,0 0,0">
          <text:p/>
        </draw:polygon>
        <draw:polygon draw:style-name="gr4" draw:text-style-name="P4" draw:layer="layout" svg:width="0.017cm" svg:height="0.016cm" svg:x="1.998cm" svg:y="7.536cm" svg:viewBox="0 0 18 17" draw:points="0,17 18,17 18,0 0,0">
          <text:p/>
        </draw:polygon>
        <draw:polygon draw:style-name="gr4" draw:text-style-name="P4" draw:layer="layout" svg:width="0.017cm" svg:height="0.016cm" svg:x="1.998cm" svg:y="7.536cm" svg:viewBox="0 0 18 17" draw:points="0,17 18,17 18,0 0,0">
          <text:p/>
        </draw:polygon>
        <draw:polygon draw:style-name="gr4" draw:text-style-name="P4" draw:layer="layout" svg:width="17.969cm" svg:height="0.016cm" svg:x="2.015cm" svg:y="7.536cm" svg:viewBox="0 0 17970 17" draw:points="0,17 17970,17 17970,0 0,0">
          <text:p/>
        </draw:polygon>
        <draw:polygon draw:style-name="gr4" draw:text-style-name="P4" draw:layer="layout" svg:width="0.017cm" svg:height="2.595cm" svg:x="19.984cm" svg:y="4.941cm" svg:viewBox="0 0 18 2596" draw:points="0,2596 18,2596 18,0 0,0">
          <text:p/>
        </draw:polygon>
        <draw:polygon draw:style-name="gr4" draw:text-style-name="P4" draw:layer="layout" svg:width="0.017cm" svg:height="0.016cm" svg:x="19.984cm" svg:y="7.536cm" svg:viewBox="0 0 18 17" draw:points="0,17 18,17 18,0 0,0">
          <text:p/>
        </draw:polygon>
        <draw:polygon draw:style-name="gr4" draw:text-style-name="P4" draw:layer="layout" svg:width="0.017cm" svg:height="0.016cm" svg:x="19.984cm" svg:y="7.536cm" svg:viewBox="0 0 18 17" draw:points="0,17 18,17 18,0 0,0">
          <text:p/>
        </draw:polygon>
        <draw:frame draw:style-name="gr33" draw:text-style-name="P6" draw:layer="layout" svg:width="4.803cm" svg:height="0.598cm" svg:x="8.976cm" svg:y="6.738cm">
          <draw:text-box>
            <text:p text:style-name="P2"><text:span text:style-name="T2">PICK ON <text:s/>- PUT OUT </text:span></text:p>
          </draw:text-box>
        </draw:frame>
        <draw:frame draw:style-name="gr11" draw:text-style-name="P6" draw:layer="layout" svg:width="0.422cm" svg:height="0.475cm" svg:x="1.998cm" svg:y="7.627cm">
          <draw:text-box>
            <text:p text:style-name="P2"><text:span text:style-name="T4"><text:s/></text:span></text:p>
          </draw:text-box>
        </draw:frame>
        <draw:frame draw:style-name="gr34" draw:text-style-name="P6" draw:layer="layout" svg:width="0.477cm" svg:height="0.475cm" svg:x="1.985cm" svg:y="8.53cm">
          <draw:text-box>
            <text:p text:style-name="P2"><text:span text:style-name="T4">1.</text:span><text:span text:style-name="T6"> </text:span></text:p>
          </draw:text-box>
        </draw:frame>
        <draw:frame draw:style-name="gr35" draw:text-style-name="P6" draw:layer="layout" svg:width="16.656cm" svg:height="0.475cm" svg:x="2.617cm" svg:y="8.53cm">
          <draw:text-box>
            <text:p text:style-name="P2"><text:span text:style-name="T4">You shouldn't leave the children alone for so long or they'll _______________________ </text:span></text:p>
          </draw:text-box>
        </draw:frame>
        <draw:frame draw:style-name="gr36" draw:text-style-name="P6" draw:layer="layout" svg:width="3.029cm" svg:height="0.475cm" svg:x="2.617cm" svg:y="9.338cm">
          <draw:text-box>
            <text:p text:style-name="P2"><text:span text:style-name="T4">something bad. </text:span></text:p>
          </draw:text-box>
        </draw:frame>
        <draw:frame draw:style-name="gr34" draw:text-style-name="P6" draw:layer="layout" svg:width="0.477cm" svg:height="0.475cm" svg:x="1.985cm" svg:y="10.147cm">
          <draw:text-box>
            <text:p text:style-name="P2"><text:span text:style-name="T4">2.</text:span><text:span text:style-name="T6"> </text:span></text:p>
          </draw:text-box>
        </draw:frame>
        <draw:frame draw:style-name="gr37" draw:text-style-name="P6" draw:layer="layout" svg:width="14.239cm" svg:height="0.475cm" svg:x="2.617cm" svg:y="10.147cm">
          <draw:text-box>
            <text:p text:style-name="P2"><text:span text:style-name="T4">Could you ___________________ a minute while I get something to write? </text:span></text:p>
          </draw:text-box>
        </draw:frame>
        <draw:frame draw:style-name="gr34" draw:text-style-name="P6" draw:layer="layout" svg:width="0.477cm" svg:height="0.475cm" svg:x="1.985cm" svg:y="10.951cm">
          <draw:text-box>
            <text:p text:style-name="P2"><text:span text:style-name="T4">3.</text:span><text:span text:style-name="T6"> </text:span></text:p>
          </draw:text-box>
        </draw:frame>
        <draw:frame draw:style-name="gr38" draw:text-style-name="P6" draw:layer="layout" svg:width="14.247cm" svg:height="0.475cm" svg:x="2.617cm" svg:y="10.951cm">
          <draw:text-box>
            <text:p text:style-name="P2"><text:span text:style-name="T4">It took the fire fighters almost an hour to _____________________ the fire. </text:span></text:p>
          </draw:text-box>
        </draw:frame>
        <draw:frame draw:style-name="gr34" draw:text-style-name="P6" draw:layer="layout" svg:width="0.477cm" svg:height="0.475cm" svg:x="1.985cm" svg:y="11.76cm">
          <draw:text-box>
            <text:p text:style-name="P2"><text:span text:style-name="T4">4.</text:span><text:span text:style-name="T6"> </text:span></text:p>
          </draw:text-box>
        </draw:frame>
        <draw:frame draw:style-name="gr39" draw:text-style-name="P6" draw:layer="layout" svg:width="16.063cm" svg:height="0.475cm" svg:x="2.617cm" svg:y="11.76cm">
          <draw:text-box>
            <text:p text:style-name="P2"><text:span text:style-name="T4">Being a primary school teacher ___________________ a lot of nerves and patience. </text:span></text:p>
          </draw:text-box>
        </draw:frame>
        <draw:frame draw:style-name="gr34" draw:text-style-name="P6" draw:layer="layout" svg:width="0.477cm" svg:height="0.475cm" svg:x="1.985cm" svg:y="12.568cm">
          <draw:text-box>
            <text:p text:style-name="P2"><text:span text:style-name="T4">5.</text:span><text:span text:style-name="T6"> </text:span></text:p>
          </draw:text-box>
        </draw:frame>
        <draw:frame draw:style-name="gr40" draw:text-style-name="P6" draw:layer="layout" svg:width="16.609cm" svg:height="0.475cm" svg:x="2.617cm" svg:y="12.568cm">
          <draw:text-box>
            <text:p text:style-name="P2"><text:span text:style-name="T4">All the employees had to ____________________ a form that was given to them by the </text:span></text:p>
          </draw:text-box>
        </draw:frame>
        <draw:frame draw:style-name="gr41" draw:text-style-name="P6" draw:layer="layout" svg:width="3.901cm" svg:height="0.475cm" svg:x="2.617cm" svg:y="13.373cm">
          <draw:text-box>
            <text:p text:style-name="P2"><text:span text:style-name="T4">personnel manager. </text:span></text:p>
          </draw:text-box>
        </draw:frame>
        <draw:frame draw:style-name="gr34" draw:text-style-name="P6" draw:layer="layout" svg:width="0.477cm" svg:height="0.475cm" svg:x="1.985cm" svg:y="14.182cm">
          <draw:text-box>
            <text:p text:style-name="P2"><text:span text:style-name="T4">6.</text:span><text:span text:style-name="T6"> </text:span></text:p>
          </draw:text-box>
        </draw:frame>
        <draw:frame draw:style-name="gr42" draw:text-style-name="P6" draw:layer="layout" svg:width="17.604cm" svg:height="0.475cm" svg:x="2.617cm" svg:y="14.182cm">
          <draw:text-box>
            <text:p text:style-name="P2"><text:span text:style-name="T4">Although he answered most of my questions, I had the feeling he was __________________ </text:span></text:p>
          </draw:text-box>
        </draw:frame>
        <draw:frame draw:style-name="gr43" draw:text-style-name="P6" draw:layer="layout" svg:width="2.199cm" svg:height="0.475cm" svg:x="2.617cm" svg:y="14.991cm">
          <draw:text-box>
            <text:p text:style-name="P2"><text:span text:style-name="T4">something. </text:span></text:p>
          </draw:text-box>
        </draw:frame>
        <draw:frame draw:style-name="gr34" draw:text-style-name="P6" draw:layer="layout" svg:width="0.477cm" svg:height="0.475cm" svg:x="1.985cm" svg:y="15.795cm">
          <draw:text-box>
            <text:p text:style-name="P2"><text:span text:style-name="T4">7.</text:span><text:span text:style-name="T6"> </text:span></text:p>
          </draw:text-box>
        </draw:frame>
        <draw:frame draw:style-name="gr44" draw:text-style-name="P6" draw:layer="layout" svg:width="17.659cm" svg:height="0.475cm" svg:x="2.617cm" svg:y="15.795cm">
          <draw:text-box>
            <text:p text:style-name="P2"><text:span text:style-name="T4">The older boys always __________________ the younger ones at the school playground. It's </text:span></text:p>
          </draw:text-box>
        </draw:frame>
        <draw:frame draw:style-name="gr45" draw:text-style-name="P6" draw:layer="layout" svg:width="2.72cm" svg:height="0.475cm" svg:x="2.617cm" svg:y="16.603cm">
          <draw:text-box>
            <text:p text:style-name="P2"><text:span text:style-name="T4">so disgusting. </text:span></text:p>
          </draw:text-box>
        </draw:frame>
        <draw:frame draw:style-name="gr34" draw:text-style-name="P6" draw:layer="layout" svg:width="0.477cm" svg:height="0.475cm" svg:x="1.985cm" svg:y="17.412cm">
          <draw:text-box>
            <text:p text:style-name="P2"><text:span text:style-name="T4">8.</text:span><text:span text:style-name="T6"> </text:span></text:p>
          </draw:text-box>
        </draw:frame>
        <draw:frame draw:style-name="gr46" draw:text-style-name="P6" draw:layer="layout" svg:width="16.08cm" svg:height="0.475cm" svg:x="2.617cm" svg:y="17.412cm">
          <draw:text-box>
            <text:p text:style-name="P2"><text:span text:style-name="T4">I'll __________ you __________ at the station on my way to work. It's not a problem. </text:span></text:p>
          </draw:text-box>
        </draw:frame>
        <draw:frame draw:style-name="gr34" draw:text-style-name="P6" draw:layer="layout" svg:width="0.477cm" svg:height="0.475cm" svg:x="1.985cm" svg:y="18.216cm">
          <draw:text-box>
            <text:p text:style-name="P2"><text:span text:style-name="T4">9.</text:span><text:span text:style-name="T6"> </text:span></text:p>
          </draw:text-box>
        </draw:frame>
        <draw:frame draw:style-name="gr47" draw:text-style-name="P6" draw:layer="layout" svg:width="11.186cm" svg:height="0.475cm" svg:x="2.617cm" svg:y="18.216cm">
          <draw:text-box>
            <text:p text:style-name="P2"><text:span text:style-name="T4">My doctor advised me to ___________________ smoking. </text:span></text:p>
          </draw:text-box>
        </draw:frame>
        <draw:frame draw:style-name="gr48" draw:text-style-name="P6" draw:layer="layout" svg:width="14.405cm" svg:height="0.475cm" svg:x="1.985cm" svg:y="19.025cm">
          <draw:text-box>
            <text:p text:style-name="P2"><text:span text:style-name="T4">10.</text:span><text:span text:style-name="T6"> </text:span><text:span text:style-name="T4">The bright blue scarf ____________________ your new dress perfectly. </text:span></text:p>
          </draw:text-box>
        </draw:frame>
        <draw:frame draw:style-name="gr49" draw:text-style-name="P6" draw:layer="layout" svg:width="14.434cm" svg:height="0.475cm" svg:x="1.985cm" svg:y="19.835cm">
          <draw:text-box>
            <text:p text:style-name="P2"><text:span text:style-name="T4">11.</text:span><text:span text:style-name="T6"> </text:span><text:span text:style-name="T4">The investigator told me he would _____________________ the matter. </text:span></text:p>
          </draw:text-box>
        </draw:frame>
        <draw:frame draw:style-name="gr50" draw:text-style-name="P6" draw:layer="layout" svg:width="18.32cm" svg:height="0.475cm" svg:x="1.985cm" svg:y="20.639cm">
          <draw:text-box>
            <text:p text:style-name="P2"><text:span text:style-name="T4">12.</text:span><text:span text:style-name="T6"> </text:span><text:span text:style-name="T4">The sun has just __________________ so I expect that the rest of the afternoon will be quite </text:span></text:p>
          </draw:text-box>
        </draw:frame>
        <draw:frame draw:style-name="gr51" draw:text-style-name="P6" draw:layer="layout" svg:width="1.272cm" svg:height="0.475cm" svg:x="2.617cm" svg:y="21.447cm">
          <draw:text-box>
            <text:p text:style-name="P2"><text:span text:style-name="T4">warm. </text:span></text:p>
          </draw:text-box>
        </draw:frame>
        <draw:frame draw:style-name="gr52" draw:text-style-name="P6" draw:layer="layout" svg:width="13.816cm" svg:height="0.475cm" svg:x="1.985cm" svg:y="22.256cm">
          <draw:text-box>
            <text:p text:style-name="P2"><text:span text:style-name="T4">13.</text:span><text:span text:style-name="T6"> </text:span><text:span text:style-name="T4">The prosecutor ____________________ an expert on DNA analysis. </text:span></text:p>
          </draw:text-box>
        </draw:frame>
        <draw:frame draw:style-name="gr53" draw:text-style-name="P6" draw:layer="layout" svg:width="18.456cm" svg:height="0.475cm" svg:x="1.985cm" svg:y="23.06cm">
          <draw:text-box>
            <text:p text:style-name="P2"><text:span text:style-name="T4">14.</text:span><text:span text:style-name="T6"> </text:span><text:span text:style-name="T4">John and Marjorie have decided to ___________________ after being together for five years. </text:span></text:p>
          </draw:text-box>
        </draw:frame>
        <draw:frame draw:style-name="gr54" draw:text-style-name="P6" draw:layer="layout" svg:width="17.986cm" svg:height="0.475cm" svg:x="1.985cm" svg:y="23.869cm">
          <draw:text-box>
            <text:p text:style-name="P2"><text:span text:style-name="T4">15.</text:span><text:span text:style-name="T6"> </text:span><text:span text:style-name="T4">The man ___________________ the room without knocking and told us about the accident </text:span></text:p>
          </draw:text-box>
        </draw:frame>
        <draw:frame draw:style-name="gr55" draw:text-style-name="P6" draw:layer="layout" svg:width="4.574cm" svg:height="0.475cm" svg:x="2.617cm" svg:y="24.678cm">
          <draw:text-box>
            <text:p text:style-name="P2"><text:span text:style-name="T4">that had just happened. </text:span></text:p>
          </draw:text-box>
        </draw:frame>
        <draw:frame draw:style-name="gr56" draw:text-style-name="P6" draw:layer="layout" svg:width="18.282cm" svg:height="0.475cm" svg:x="1.985cm" svg:y="25.483cm">
          <draw:text-box>
            <text:p text:style-name="P2"><text:span text:style-name="T4">16.</text:span><text:span text:style-name="T6"> </text:span><text:span text:style-name="T4">It's difficult to __________________ the licence plate number of the car over there. It's so far </text:span></text:p>
          </draw:text-box>
        </draw:frame>
        <draw:frame draw:style-name="gr57" draw:text-style-name="P6" draw:layer="layout" svg:width="1.23cm" svg:height="0.475cm" svg:x="2.617cm" svg:y="26.287cm">
          <draw:text-box>
            <text:p text:style-name="P2"><text:span text:style-name="T4">away. </text:span></text:p>
          </draw:text-box>
        </draw:frame>
        <draw:frame draw:style-name="gr11" draw:text-style-name="P6" draw:layer="layout" svg:width="0.422cm" svg:height="0.475cm" svg:x="1.998cm" svg:y="27.375cm">
          <draw:text-box>
            <text:p text:style-name="P2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Open Sans1" svg:font-family="'Open Sans'"/>
    <style:font-face style:name="OpenSans1" svg:font-family="OpenSans"/>
    <style:font-face style:name="Arial" svg:font-family="Arial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OpenSans" svg:font-family="Ope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22T16:50:50.340000000</dc:date>
    <meta:editing-duration>PT12M3S</meta:editing-duration>
    <meta:editing-cycles>2</meta:editing-cycles>
    <meta:generator>LibreOffice/7.1.0.3$Windows_X86_64 LibreOffice_project/f6099ecf3d29644b5008cc8f48f42f4a40986e4c</meta:generator>
    <meta:document-statistic meta:object-count="161"/>
  </office:meta>
</office:document-meta>
</file>